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5165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</style:style>
    <style:style style:name="ce54" style:family="table-cell" style:parent-style-name="Default">
      <style:table-cell-properties fo:border="0.74pt solid #000000"/>
    </style:style>
    <style:style style:name="ce60" style:family="table-cell" style:parent-style-name="Default">
      <style:table-cell-properties fo:border="0.74pt solid #000000"/>
    </style:style>
    <style:style style:name="ce61" style:family="table-cell" style:parent-style-name="Default">
      <style:table-cell-properties fo:border="0.74pt solid #000000"/>
    </style:style>
    <style:style style:name="ce65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start" fo:margin-left="0.139in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start" fo:margin-left="0.4165in"/>
    </style:style>
    <style:style style:name="ce77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278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80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mpfile!!!</text:p>
          </table:table-cell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rrect stri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+MD+TX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…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ove fields from TestingProtocol to LanguageData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nversion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mmand_line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Test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!!!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inimize subproce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3" office:value-type="string" calcext:value-type="string">
            <text:p>Running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71" office:value-type="string" calcext:value-type="string">
            <text:p>C++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71" office:value-type="string" calcext:value-type="string">
            <text:p>Python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File management: temp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Out/Cust copy&amp;past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verif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VerdictOptions: Enu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acto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0" office:value-type="float" office:value="1" calcext:value-type="float">
            <text:p>1</text:p>
          </table:table-cell>
          <table:table-cell table:style-name="ce43" office:value-type="string" calcext:value-type="string">
            <text:p>UploadProblem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1" office:value-type="float" office:value="1" calcext:value-type="float">
            <text:p>1</text:p>
          </table:table-cell>
          <table:table-cell table:style-name="ce43" office:value-type="string" calcext:value-type="string">
            <text:p>UploadSubmission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 brush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ubmissions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Unify lang numeration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get_lang_extension – fix logic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load_problem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HTML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hoose_protocol_scheme.html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st radio?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problem_metadata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execution_and_conversion_data.html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mits!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specific_protocol_templates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limited_work_spac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inoutfiles_templat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randin_custchecker_templat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Forms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bM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M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E&amp;C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71"/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Extract limits for submissi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Enforce limit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table:style-name="ce71" office:value-type="string" calcext:value-type="string">
            <text:p>Return statis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Test!!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QUESTION: TIMEOUT FOR COMPIL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 cmd line/conv opt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n as super user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ix path to time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s fail on ml=0.01mb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 – submission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))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6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button description to desc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ML displayer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same goes for out”, instead of “in/out”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table:style-name="ce65" office:value-type="float" office:value="2" calcext:value-type="float">
            <text:p>2</text:p>
          </table:table-cell>
          <table:table-cell office:value-type="string" calcext:value-type="string">
            <text:p>Disallow TL &gt;=20sec or ML &gt;=1GB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Cm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llow TL &gt;=20sec or ML &gt;=1GB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curity from fork-bomb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TestS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al data json</text:p>
          </table:table-cell>
          <table:table-cell table:style-name="ce80"/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Cmd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submission_wizard.py: lang 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Cmd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Protocol_upload_wizard: scheme 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display: max limit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display: short aliases for protocol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1-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display: full names for protoc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choose_scheme.html: full names for protocol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upload_problem_metadata.html: statement extensio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display: statement extensio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process: full names for protocol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: pass_input_to_wizard_general: run.sh → make ru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2.5.2022</text:p>
          </table:table-cell>
          <table:table-cell office:value-type="string" calcext:value-type="string">
            <text:p>Mis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GUMENT TYPES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requirements.txt for whole projec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per_upload_problem_pro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MASTER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rocess_proble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ntext manager for to_pass?</text:p>
          </table:table-cell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fill_in_file_to_pas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ntext manager for to_pass?</text:p>
          </table:table-cell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call_correspondent_pass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input_to_problem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UBPART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problem_meta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define_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execution_and_conversion_data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PECIFIC</text:p>
          </table:table-cell>
          <table:table-cell office:value-type="string" calcext:value-type="string">
            <text:p>@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inout_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incust_data</text:p>
          </table:table-cell>
          <table:table-cell office:value-type="string" calcext:value-type="string">
            <text:p>@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randcust_data</text:p>
          </table:table-cell>
          <table:table-cell office:value-type="string" calcext:value-type="string">
            <text:p>@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lws_data</text:p>
          </table:table-cell>
          <table:table-cell office:value-type="string" calcext:value-type="string">
            <text:p>@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UBPARTS FOR SPECIFIC</text:p>
          </table:table-cell>
          <table:table-cell office:value-type="string" calcext:value-type="string">
            <text:p>@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inout_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randgen_custchecker</text:p>
          </table:table-cell>
          <table:table-cell office:value-type="string" calcext:value-type="string">
            <text:p>@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rting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 not skip blank stat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ips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 wizard’s work tim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 table:number-rows-repeated="1048307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35:Sheet1.C135 Sheet1.C141:Sheet1.C149 Sheet1.C151:Sheet1.C155 Sheet1.C167:Sheet1.C170 Sheet1.C172:Sheet1.C173 Sheet1.C108:Sheet1.C133 Sheet1.C176:Sheet1.C223 Sheet1.C225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4:Sheet1.C13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6:Sheet1.C14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  <calcext:conditional-format calcext:target-range-address="Sheet1.C150:Sheet1.C15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7:Sheet1.C157 Sheet1.C161:Sheet1.C161 Sheet1.C163:Sheet1.C163 Sheet1.C159:Sheet1.C15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60:Sheet1.C160 Sheet1.C162:Sheet1.C162 Sheet1.C164:Sheet1.C16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6:Sheet1.C156 Sheet1.C158:Sheet1.C15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1:Sheet1.C17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4:Sheet1.C17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5:Sheet1.C17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4:Sheet1.C2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4">00/00/0000</text:date>, <text:time style:data-style-name="N2" text:time-value="21:11:27.3759970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5-14T00:35:31.444523349</dc:date>
    <meta:editing-duration>P5DT16H48M21S</meta:editing-duration>
    <meta:editing-cycles>306</meta:editing-cycles>
    <meta:generator>LibreOffice/7.3.1.3$Linux_X86_64 LibreOffice_project/30$Build-3</meta:generator>
    <meta:document-statistic meta:table-count="1" meta:cell-count="1104" meta:object-count="0"/>
  </office:meta>
</office:document-meta>
</file>